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Nº Litros caídos</text:p>
          </table:table-cell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itros año más lluvioso: </text:p>
          </table:table-cell>
          <table:table-cell table:number-columns-repeated="6"/>
        </table:table-row>
        <table:table-row table:style-name="ro1">
          <table:table-cell office:value-type="string">
            <text:p>Litros año menos lluvioso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troduce un año:</text:p>
          </table:table-cell>
          <table:table-cell table:number-columns-repeated="6"/>
        </table:table-row>
        <table:table-row table:style-name="ro1">
          <table:table-cell office:value-type="string">
            <text:p>Litros caídos en marzo:</text:p>
          </table:table-cell>
          <table:table-cell table:number-columns-repeated="6"/>
        </table:table-row>
        <table:table-row table:style-name="ro1">
          <table:table-cell office:value-type="string">
            <text:p>Litros caídos en junio: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11/02/2016</text:date>, <text:time>10:5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uario guadalinex</meta:initial-creator>
    <meta:creation-date>2016-02-11T10:25:37</meta:creation-date>
    <dc:date>2016-02-11T10:58:26</dc:date>
    <dc:creator>Usuario guadalinex</dc:creator>
    <meta:editing-duration>PT00H32M50S</meta:editing-duration>
    <meta:editing-cycles>2</meta:editing-cycles>
    <meta:generator>OpenOffice.org/3.2$Linux OpenOffice.org_project/320m12$Build-9483</meta:generator>
    <meta:document-statistic meta:table-count="3" meta:cell-count="68" meta:object-count="0"/>
  </office:meta>
</office:document-meta>
</file>